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3526" officeooo:paragraph-rsid="00123526"/>
    </style:style>
    <style:style style:name="P2" style:family="paragraph" style:parent-style-name="Standard">
      <style:text-properties fo:font-weight="bold" officeooo:rsid="00123526" officeooo:paragraph-rsid="00123526" style:font-weight-asian="bold" style:font-weight-complex="bold"/>
    </style:style>
    <style:style style:name="P3" style:family="paragraph" style:parent-style-name="Standard">
      <style:text-properties officeooo:rsid="00133649" officeooo:paragraph-rsid="00133649"/>
    </style:style>
    <style:style style:name="P4" style:family="paragraph" style:parent-style-name="Standard">
      <style:text-properties officeooo:rsid="001381ee" officeooo:paragraph-rsid="001381ee"/>
    </style:style>
    <style:style style:name="P5" style:family="paragraph" style:parent-style-name="Standard">
      <style:text-properties officeooo:rsid="0016db73" officeooo:paragraph-rsid="0016db73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union Space Matters</text:p>
      <text:p text:style-name="P1">15 Juillet 2015</text:p>
      <text:p text:style-name="P1"/>
      <text:p text:style-name="P1">Grille uniforme, perturbée par déplacement d'une cellule à l'autre.</text:p>
      <text:p text:style-name="P1">Dim de sortie : pente, entropy, moran, average distance</text:p>
      <text:p text:style-name="P1">PSE sur le générateur de capacité.</text:p>
      <text:p text:style-name="P1"/>
      <text:p text:style-name="P1">Modèle final couplé : ?</text:p>
      <text:p text:style-name="P1"/>
      <text:p text:style-name="P1">Intervalles empiriques?</text:p>
      <text:p text:style-name="P3">Autre indicateur de sortie : nombre de cases ou y'a des gens</text:p>
      <text:p text:style-name="P3"/>
      <text:p text:style-name="P4">Espace des possibles</text:p>
      <text:p text:style-name="P4"/>
      <text:p text:style-name="P4">Florent : assess urbanity</text:p>
      <text:p text:style-name="P5">Juste : générateur</text:p>
      <text:p text:style-name="P5">Romain : Simu</text:p>
      <text:p text:style-name="P5">Clem : data mining</text:p>
      <text:p text:style-name="P5">Marion : Ecri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0:39:02.675574000</meta:creation-date>
    <dc:date>2015-07-15T12:10:04.608449000</dc:date>
    <meta:editing-duration>PT45M13S</meta:editing-duration>
    <meta:editing-cycles>2</meta:editing-cycles>
    <meta:generator>LibreOffice/4.2.0.4$MacOSX_x86 LibreOffice_project/05dceb5d363845f2cf968344d7adab8dcfb2ba71</meta:generator>
    <meta:document-statistic meta:table-count="0" meta:image-count="0" meta:object-count="0" meta:page-count="1" meta:paragraph-count="14" meta:word-count="69" meta:character-count="410" meta:non-whitespace-character-count="355"/>
  </office:meta>
</office:document-meta>
</file>